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/>
    <style:font-face style:name="URW Chancery L1" svg:font-family="'URW Chancery L'" style:font-pitch="variable"/>
  </office:font-face-decls>
  <office:automatic-styles>
    <style:style style:name="P1" style:family="paragraph" style:parent-style-name="Standard">
      <style:text-properties style:font-name="URW Chancery L1" officeooo:rsid="0018939a" officeooo:paragraph-rsid="0018939a"/>
    </style:style>
    <style:style style:name="P2" style:family="paragraph" style:parent-style-name="Standard">
      <style:text-properties style:font-name="URW Chancery L1" officeooo:rsid="002878ea" officeooo:paragraph-rsid="002878ea"/>
    </style:style>
    <style:style style:name="P3" style:family="paragraph" style:parent-style-name="Standard">
      <style:text-properties style:font-name="URW Chancery L1" officeooo:rsid="001f31ab" officeooo:paragraph-rsid="0018939a"/>
    </style:style>
    <style:style style:name="P4" style:family="paragraph" style:parent-style-name="Standard" style:list-style-name="L1">
      <style:text-properties style:font-name="URW Chancery L1" officeooo:rsid="002a2015" officeooo:paragraph-rsid="002a2015"/>
    </style:style>
    <style:style style:name="P5" style:family="paragraph" style:parent-style-name="Standard" style:list-style-name="L1">
      <style:text-properties style:font-name="URW Chancery L1" officeooo:rsid="002b932a" officeooo:paragraph-rsid="002b932a"/>
    </style:style>
    <style:style style:name="T1" style:family="text">
      <style:text-properties officeooo:rsid="0025c3cf"/>
    </style:style>
    <style:style style:name="T2" style:family="text">
      <style:text-properties officeooo:rsid="002878ea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exas Chili</text:span></text:p>
      <text:p text:style-name="P1"/>
      <text:p text:style-name="P3"><text:span text:style-name="T2">2</text:span><text:span text:style-name="T1"> </text:span><text:span text:style-name="T2">oz.</text:span><text:tab/><text:tab/><text:span text:style-name="T2">Dried, whole chilis (New Mexico, Guajillo, Pastilla, etc)</text:span><text:span text:style-name="T1">.</text:span></text:p>
      <text:p text:style-name="P2">1 ½ t.<text:tab/><text:tab/>Ground cumin.</text:p>
      <text:p text:style-name="P2">½ t.<text:tab/><text:tab/>Black pepper.</text:p>
      <text:p text:style-name="P2"><text:tab/><text:tab/>Salt.</text:p>
      <text:p text:style-name="P2">5 T.<text:tab/><text:tab/>Lard, vegetable oil, or tallow.</text:p>
      <text:p text:style-name="P2">2 lbs<text:tab/><text:tab/>Chuck, trimmed cut into ¾ inch cubes.</text:p>
      <text:p text:style-name="P2">1/3 c.<text:tab/><text:tab/>Onion, diced.</text:p>
      <text:p text:style-name="P2">3 clvs.<text:tab/><text:tab/>Garlic, diced.</text:p>
      <text:p text:style-name="P2">2 c.<text:tab/><text:tab/>Beef stock.</text:p>
      <text:p text:style-name="P2">2 ¼ c.<text:tab/><text:tab/>Water.</text:p>
      <text:p text:style-name="P2">2 T.<text:tab/><text:tab/>Masa harina.</text:p>
      <text:p text:style-name="P2">1+ T.<text:tab/><text:tab/>Brown sugar.</text:p>
      <text:p text:style-name="P2">1 ½+ T.<text:tab/><text:tab/>White vinegar.</text:p>
      <text:p text:style-name="P2"/>
      <text:list xml:id="list2799232023" text:style-name="L1">
        <text:list-item>
          <text:p text:style-name="P4">Toast the chilies in a cast iron skillet over medium low heat until fragrant but not burnt (2 to 3 minutes per side).</text:p>
        </text:list-item>
        <text:list-item>
          <text:p text:style-name="P4">Place chilies in a bowl and cover with hot water and soak until soft (15 to 45 minutes). <text:s/>Turn occasionally.</text:p>
        </text:list-item>
        <text:list-item>
          <text:p text:style-name="P4">Drain the chilies. <text:s/>Cut the chilies in half and remove the seeds.</text:p>
        </text:list-item>
        <text:list-item>
          <text:p text:style-name="P4">Puree chilies, cumin, ¼ c. water, 1 T. salt, and black pepper until smooth.</text:p>
        </text:list-item>
        <text:list-item>
          <text:p text:style-name="P4">Brown beef in batches and transfer to a bowl.</text:p>
        </text:list-item>
        <text:list-item>
          <text:p text:style-name="P4">Soften onions and garlic in the same pan you browned the beef in.</text:p>
        </text:list-item>
        <text:list-item>
          <text:p text:style-name="P4">Deglaze with beef stock.</text:p>
        </text:list-item>
        <text:list-item>
          <text:p text:style-name="P4">Add water and whisk in masa harina.</text:p>
        </text:list-item>
        <text:list-item>
          <text:p text:style-name="P4">Add chili paste from blender and beef (and any beef juices that collected in the bottom of the bowl).</text:p>
        </text:list-item>
        <text:list-item>
          <text:p text:style-name="P4">Simmer, stirring occasionally, until sauce is reduced to 1½ to 2 cups and the beef is soft (~2 hrs.).</text:p>
        </text:list-item>
        <text:list-item>
          <text:p text:style-name="P5">Stir in brown sugar and vinegar.</text:p>
        </text:list-item>
        <text:list-item>
          <text:p text:style-name="P5">Add salt to taste.</text:p>
        </text:list-item>
        <text:list-item>
          <text:p text:style-name="P5">Simmer for 10 more minutes to blend flavors.</text:p>
        </text:list-item>
        <text:list-item>
          <text:p text:style-name="P5">Remove from heat and let sit for 30 minutes (NOTE: This allows the meat to absorb the sauce.)</text:p>
        </text:list-item>
        <text:list-item>
          <text:p text:style-name="P5">Adjust consistency and flavor, adding water, vinegar, salt, and/or brown sugar to taste.</text:p>
        </text:list-item>
        <text:list-item>
          <text:p text:style-name="P5">Serve reheated with sour cream and lim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/>
    <style:font-face style:name="URW Chancery L1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1T17:21:01.863929361</meta:creation-date>
    <dc:date>2022-12-02T10:54:50.699005370</dc:date>
    <meta:editing-duration>PT1H39M16S</meta:editing-duration>
    <meta:editing-cycles>12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30" meta:word-count="281" meta:character-count="1406" meta:non-whitespace-character-count="1157"/>
  </office:meta>
</office:document-meta>
</file>